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0d525" officeooo:paragraph-rsid="0020d525"/>
    </style:style>
    <style:style style:name="P2" style:family="paragraph" style:parent-style-name="Text_20_body">
      <style:paragraph-properties fo:text-align="start" style:justify-single-word="false"/>
      <style:text-properties officeooo:paragraph-rsid="0020d525"/>
    </style:style>
    <style:style style:name="P3" style:family="paragraph" style:parent-style-name="Heading_20_2">
      <style:text-properties officeooo:paragraph-rsid="0020d525"/>
    </style:style>
    <style:style style:name="T1" style:family="text">
      <style:text-properties officeooo:rsid="0020d525"/>
    </style:style>
    <style:style style:name="T2" style:family="text">
      <style:text-properties officeooo:rsid="0021537c"/>
    </style:style>
    <style:style style:name="T3" style:family="text">
      <style:text-properties fo:font-size="17pt" fo:font-weight="bold" style:font-weight-asian="bold" style:font-weight-complex="bold"/>
    </style:style>
    <style:style style:name="T4" style:family="text">
      <style:text-properties fo:font-size="15pt" fo:font-weight="bold" style:font-weight-asian="bold" style:font-weight-complex="bold"/>
    </style:style>
    <style:style style:name="T5" style:family="text">
      <style:text-properties officeooo:rsid="002428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ar Isn’t Murder</text:h>
      <text:h text:style-name="Heading_20_2" text:outline-level="2">Eb <text:s/>Eb/c</text:h>
      <text:p text:style-name="P2">War isn't murder, Good men don't die, Children don't starve <text:span text:style-name="T1">a</text:span>nd all women survive</text:p>
      <text:h text:style-name="Heading_20_2" text:outline-level="2">Cm Cm/g</text:h>
      <text:p text:style-name="P2">War isn't murder, That's what they say, When you're fighting the devil, Murder's okay</text:p>
      <text:h text:style-name="P3" text:outline-level="2">Bb Bb/F Bb7</text:h>
      <text:p text:style-name="P2">War isn't murder, They're called casualties, There ain't a veteran, With a good night's sleep</text:p>
      <text:h text:style-name="P3" text:outline-level="2">Ab <text:s text:c="26"/>Ab7</text:h>
      <text:p text:style-name="P2">Let's talk about, dead people, I mean a dead people</text:p>
      <text:h text:style-name="Heading_20_2" text:outline-level="2"><text:s text:c="16"/>Eb <text:s text:c="18"/>Cm</text:h>
      <text:p text:style-name="P2">The dead don't feel hono<text:span text:style-name="T2">u</text:span>red, They don't feel that brave</text:p>
      <text:h text:style-name="Heading_20_2" text:outline-level="2"><text:s text:c="13"/>F <text:s text:c="24"/>Bb</text:h>
      <text:p text:style-name="P2">They don't feel avenged, They're lucky if they got graves</text:p>
      <text:p text:style-name="P2">Call your dead mother, Ask her when she died, It's a deathly silence on the other line</text:p>
      <text:h text:style-name="Heading_20_2" text:outline-level="2"><text:s text:c="12"/>Ab <text:s text:c="15"/>Abm</text:h>
      <text:p text:style-name="P2">The dead don't talk, But their children don't forget </text:p>
      <text:h text:style-name="Heading_20_2" text:outline-level="2"><text:s text:c="12"/>Eb <text:s text:c="13"/>Cm</text:h>
      <text:p text:style-name="P2">So in 20 short years, You could live to regret that</text:p>
      <text:p text:style-name="P2"/>
      <text:p text:style-name="P2">War isn't murder, <text:span text:style-name="T3">There's money at stake</text:span>, Hell, even Kushner agrees, It's good real estate</text:p>
      <text:p text:style-name="P2">War isn't murder, Ask Netanyahu, He's got a psalm for that, And a bomb for you</text:p>
      <text:p text:style-name="P2">War isn't murder, <text:span text:style-name="T4">It's an old desert faith</text:span>, It's a nation-state sanctioned righteous hate</text:p>
      <text:p text:style-name="P2"/>
      <text:p text:style-name="P2">Let's talk about dead people, I mean a dead people</text:p>
      <text:p text:style-name="P2">War isn't murder, <text:span text:style-name="T4">It's the vengeance of God</text:span>, If you cn't <text:span text:style-name="T5">c</text:span> the bodies, Thy don't bloat when they rot</text:p>
      <text:p text:style-name="P2">And the flies don't swarm, And the children don't cry, If war isn't murder, Good men don't die</text:p>
      <text:p text:style-name="P2">So in a short 20 years, When you vacation the Strip, Don't think about the dead, And have a nice trip</text:p>
      <text:p text:style-name="P2"/>
      <text:p text:style-name="P2">War isn't murder, We should all give thanks, I saw it all in a movie, Give it up for Tom Hanks</text:p>
      <text:p text:style-name="P2">War isn't murder, <text:span text:style-name="T4">They don't ship out the poor</text:span>, And the bullets they fire, Aren't part of the cure</text:p>
      <text:p text:style-name="P2">War isn't murder, <text:span text:style-name="T4">Land is a right</text:span>, But the banks called dibs, It's something you can't fight</text:p>
      <text:p text:style-name="P2"/>
      <text:p text:style-name="P2">Let's talk about dead people, …</text:p>
      <text:p text:style-name="P2">War isn't murder, <text:span text:style-name="T4"><text:s/></text:span><text:s/>Stretching all through time, And raining down in a flood</text:p>
      <text:p text:style-name="P2">It's a dark sacrifice, Made on your behalf, So get down on your knees, And thank the sweet lord that</text:p>
      <text:p text:style-name="P2">War isn't murd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84in" style:contextual-spacing="false" fo:line-height="75%" style:page-number="auto"/>
      <style:text-properties fo:font-size="11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in" fo:margin-bottom="0in" style:contextual-spacing="false" style:page-number="auto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loext:graphic-properties draw:opacity="100%"/>
      <style:paragraph-properties fo:margin-top="0.0398in" fo:margin-bottom="0in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8T23:32:03.980892000</meta:creation-date>
    <dc:title>SongSheet</dc:title>
    <meta:editing-cycles>5</meta:editing-cycles>
    <meta:generator>LibreOffice/25.2.6.2$Linux_X86_64 LibreOffice_project/40d1a0e1d5bdf1afaeae24d9ece32bbb00fa66a4</meta:generator>
    <meta:editing-duration>PT40M57S</meta:editing-duration>
    <dc:date>2025-10-01T18:02:12.039422461</dc:date>
    <meta:print-date>2025-10-01T17:32:11.549794414</meta:print-date>
    <meta:document-statistic meta:table-count="0" meta:image-count="0" meta:object-count="0" meta:page-count="1" meta:paragraph-count="32" meta:word-count="343" meta:character-count="1939" meta:non-whitespace-character-count="1475"/>
    <meta:template xlink:type="simple" xlink:actuate="onRequest" xlink:title="SongSheet" xlink:href="../../../../Library/Application%20Support/LibreOffice/4/user/template/SongSheet.ott" meta:date="2025-07-28T23:32:03.677124000"/>
  </office:meta>
</office:document-meta>
</file>